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2.16pt" svg:y="117.81pt">
            <loext:p draw:notify-on-update-of-ranges="Sheet1.B6:Sheet1.B9 Sheet1.C6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4.52pt" svg:y="463.92pt">
            <loext:p draw:notify-on-update-of-ranges="Sheet1.B33:Sheet1.B36 Sheet1.C33:Sheet1.C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2.93pt" svg:y="810.26pt">
            <loext:p draw:notify-on-update-of-ranges="Sheet1.B60:Sheet1.B63 Sheet1.C60:Sheet1.C6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702.96pt" svg:y="154.18pt">
            <loext:p draw:notify-on-update-of-ranges="Sheet1.L6:Sheet1.L15 Sheet1.M6:Sheet1.M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704.49pt" svg:y="602.19pt">
            <loext:p draw:notify-on-update-of-ranges="Sheet1.L38:Sheet1.L47 Sheet1.M38:Sheet1.M4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703.25pt" svg:y="859.49pt">
            <loext:p draw:notify-on-update-of-ranges="Sheet1.L38:Sheet1.L47 Sheet1.N38:Sheet1.N4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702.94pt" svg:y="1269.67pt">
            <loext:p draw:notify-on-update-of-ranges="Sheet1.L90:Sheet1.L99 Sheet1.M90:Sheet1.M9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704.49pt" svg:y="1728.31pt">
            <loext:p draw:notify-on-update-of-ranges="Sheet1.L124:Sheet1.L133 Sheet1.M124:Sheet1.M13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705.29pt" svg:y="1984.45pt">
            <loext:p draw:notify-on-update-of-ranges="Sheet1.L124:Sheet1.L133 Sheet1.N124:Sheet1.N13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702.14pt" svg:y="2241.21pt">
            <loext:p draw:notify-on-update-of-ranges="Sheet1.L124:Sheet1.L133 Sheet1.O124:Sheet1.O13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278.6pt" svg:y="151.11pt">
            <loext:p draw:notify-on-update-of-ranges="Sheet1.U6:Sheet1.U12 Sheet1.V6:Sheet1.V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1282.14pt" svg:y="857.23pt">
            <loext:p draw:notify-on-update-of-ranges="Sheet1.U38:Sheet1.U47 Sheet1.W38:Sheet1.W47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2" draw:style-name="gr1" draw:text-style-name="P1" svg:width="453.51pt" svg:height="255.09pt" svg:x="1280.55pt" svg:y="605.76pt">
            <loext:p draw:notify-on-update-of-ranges="Sheet1.U38:Sheet1.U47 Sheet1.V38:Sheet1.V4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3" draw:style-name="gr1" draw:text-style-name="P1" svg:width="453.51pt" svg:height="255.09pt" svg:x="1279.5pt" svg:y="1267pt">
            <loext:p draw:notify-on-update-of-ranges="Sheet1.U90:Sheet1.U99 Sheet1.V90:Sheet1.V99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282.9pt" svg:y="1715.02pt">
            <loext:p draw:notify-on-update-of-ranges="Sheet1.U124:Sheet1.U133 Sheet1.V124:Sheet1.V133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1283.73pt" svg:y="1968.41pt">
            <loext:p draw:notify-on-update-of-ranges="Sheet1.U124:Sheet1.U133 Sheet1.W124:Sheet1.W133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Take 1</text:p>
          </table:table-cell>
          <table:table-cell table:number-columns-repeated="9"/>
          <table:table-cell office:value-type="string" calcext:value-type="string">
            <text:p>Take 2</text:p>
          </table:table-cell>
          <table:table-cell table:number-columns-repeated="8"/>
          <table:table-cell office:value-type="string" calcext:value-type="string">
            <text:p>Take 3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t (1/30th s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 (1/30th s)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t (1/30th s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 (1/30th s)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-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table:number-columns-repeated="6"/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-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4" calcext:value-type="float">
            <text:p>0.15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368" calcext:value-type="float">
            <text:p>0.368</text:p>
          </table:table-cell>
          <table:table-cell table:number-columns-repeated="6"/>
          <table:table-cell office:value-type="string" calcext:value-type="string">
            <text:p>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W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4-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4-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5-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5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6-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6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7-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8-9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C</text:p>
          </table:table-cell>
          <table:table-cell table:number-columns-repeated="9"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</text:p>
          </table:table-cell>
          <table:table-cell table:number-columns-repeated="9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</text:p>
          </table:table-cell>
          <table:table-cell table:number-columns-repeated="9"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C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table:number-columns-repeated="19"/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C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G</text:p>
          </table:table-cell>
          <table:table-cell table:number-columns-repeated="9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L</text:p>
          </table:table-cell>
          <table:table-cell table:number-columns-repeated="9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19"/>
          <table:table-cell office:value-type="string" calcext:value-type="string">
            <text:p>E</text:p>
          </table:table-cell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29" calcext:value-type="float">
            <text:p>1.2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14" calcext:value-type="float">
            <text:p>2.14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t (1/30th s)</text:p>
          </table:table-cell>
          <table:table-cell office:value-type="string" calcext:value-type="string">
            <text:p>v (cm/1/30th s)</text:p>
          </table:table-cell>
          <table:table-cell office:value-type="string" calcext:value-type="string">
            <text:p>v (cm/s)</text:p>
          </table:table-cell>
          <table:table-cell table:number-columns-repeated="6"/>
          <table:table-cell office:value-type="string" calcext:value-type="string">
            <text:p>t (1/30th s)</text:p>
          </table:table-cell>
          <table:table-cell office:value-type="string" calcext:value-type="string">
            <text:p>v (cm/1/30th s)</text:p>
          </table:table-cell>
          <table:table-cell office:value-type="string" calcext:value-type="string">
            <text:p>v (cm/s)</text:p>
          </table:table-cell>
          <table:table-cell table:number-columns-repeated="2"/>
        </table:table-row>
        <table:table-row table:style-name="ro1">
          <table:table-cell table:number-columns-repeated="11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11"/>
          <table:table-cell table:number-columns-repeated="2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11"/>
          <table:table-cell table:number-columns-repeated="2"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table:number-columns-repeated="2"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 table:number-rows-repeated="11">
          <table:table-cell table:number-columns-repeated="2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04" calcext:value-type="float">
            <text:p>1.0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number-columns-repeated="22"/>
        </table:table-row>
        <table:table-row table:style-name="ro1" table:number-rows-repeated="25">
          <table:table-cell table:number-columns-repeated="25"/>
        </table:table-row>
        <table:table-row table:style-name="ro1">
          <table:table-cell table:number-columns-repeated="11"/>
          <table:table-cell office:value-type="string" calcext:value-type="string">
            <text:p>t (1/30th s)</text:p>
          </table:table-cell>
          <table:table-cell office:value-type="string" calcext:value-type="string">
            <text:p>a (cm/s/(1/30th s))</text:p>
          </table:table-cell>
          <table:table-cell table:number-columns-repeated="7"/>
          <table:table-cell office:value-type="string" calcext:value-type="string">
            <text:p>t (1/30th s)</text:p>
          </table:table-cell>
          <table:table-cell office:value-type="string" calcext:value-type="string">
            <text:p>a (cm/s/(1/30th s))</text:p>
          </table:table-cell>
          <table:table-cell table:number-columns-repeated="3"/>
        </table:table-row>
        <table:table-row table:style-name="ro1"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-90" calcext:value-type="float">
            <text:p>-9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-90" calcext:value-type="float">
            <text:p>-9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number-rows-repeated="21">
          <table:table-cell table:number-columns-repeated="25"/>
        </table:table-row>
        <table:table-row table:style-name="ro1">
          <table:table-cell table:number-columns-repeated="11"/>
          <table:table-cell office:value-type="string" calcext:value-type="string">
            <text:p>I don’t think that’s supposed to happen, let’s correct the units.</text:p>
          </table:table-cell>
          <table:table-cell table:number-columns-repeated="8"/>
          <table:table-cell office:value-type="string" calcext:value-type="string">
            <text:p>I don’t think that’s supposed to happen, let’s correct the units.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1"/>
          <table:table-cell office:value-type="string" calcext:value-type="string">
            <text:p>t (s)</text:p>
          </table:table-cell>
          <table:table-cell office:value-type="string" calcext:value-type="string">
            <text:p>a (cm/s/s)</text:p>
          </table:table-cell>
          <table:table-cell office:value-type="string" calcext:value-type="string">
            <text:p>a (m/s/s)</text:p>
          </table:table-cell>
          <table:table-cell office:value-type="string" calcext:value-type="string">
            <text:p>a (approx gees)</text:p>
          </table:table-cell>
          <table:table-cell table:number-columns-repeated="5"/>
          <table:table-cell office:value-type="string" calcext:value-type="string">
            <text:p>t (s)</text:p>
          </table:table-cell>
          <table:table-cell office:value-type="string" calcext:value-type="string">
            <text:p>a (cm/s/s)</text:p>
          </table:table-cell>
          <table:table-cell office:value-type="string" calcext:value-type="string">
            <text:p>a (m/s/s)</text:p>
          </table:table-cell>
          <table:table-cell office:value-type="string" calcext:value-type="string">
            <text:p>a (approx gees)</text:p>
          </table:table-cell>
          <table:table-cell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.03" calcext:value-type="float">
            <text:p>0.03</text:p>
          </table:table-cell>
          <table:table-cell office:value-type="float" office:value="900" calcext:value-type="float">
            <text:p>9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03" calcext:value-type="float">
            <text:p>0.03</text:p>
          </table:table-cell>
          <table:table-cell office:value-type="float" office:value="900" calcext:value-type="float">
            <text:p>9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float" office:value="0.07" calcext:value-type="float">
            <text:p>0.0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1800" calcext:value-type="float">
            <text:p>18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1800" calcext:value-type="float">
            <text:p>18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.13" calcext:value-type="float">
            <text:p>0.13</text:p>
          </table:table-cell>
          <table:table-cell office:value-type="float" office:value="900" calcext:value-type="float">
            <text:p>9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13" calcext:value-type="float">
            <text:p>0.13</text:p>
          </table:table-cell>
          <table:table-cell office:value-type="float" office:value="900" calcext:value-type="float">
            <text:p>9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.17" calcext:value-type="float">
            <text:p>0.17</text:p>
          </table:table-cell>
          <table:table-cell office:value-type="float" office:value="2700" calcext:value-type="float">
            <text:p>270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17" calcext:value-type="float">
            <text:p>0.17</text:p>
          </table:table-cell>
          <table:table-cell office:value-type="float" office:value="2700" calcext:value-type="float">
            <text:p>270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.2" calcext:value-type="float">
            <text:p>0.2</text:p>
          </table:table-cell>
          <table:table-cell office:value-type="float" office:value="-900" calcext:value-type="float">
            <text:p>-900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office:value-type="float" office:value="-900" calcext:value-type="float">
            <text:p>-900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.23" calcext:value-type="float">
            <text:p>0.23</text:p>
          </table:table-cell>
          <table:table-cell office:value-type="float" office:value="-2700" calcext:value-type="float">
            <text:p>-2700</text:p>
          </table:table-cell>
          <table:table-cell office:value-type="float" office:value="-27" calcext:value-type="float">
            <text:p>-27</text:p>
          </table:table-cell>
          <table:table-cell office:value-type="float" office:value="-3" calcext:value-type="float">
            <text:p>-3</text:p>
          </table:table-cell>
          <table:table-cell table:number-columns-repeated="5"/>
          <table:table-cell office:value-type="float" office:value="0.23" calcext:value-type="float">
            <text:p>0.23</text:p>
          </table:table-cell>
          <table:table-cell office:value-type="float" office:value="-2700" calcext:value-type="float">
            <text:p>-2700</text:p>
          </table:table-cell>
          <table:table-cell office:value-type="float" office:value="-27" calcext:value-type="float">
            <text:p>-27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.27" calcext:value-type="float">
            <text:p>0.27</text:p>
          </table:table-cell>
          <table:table-cell office:value-type="float" office:value="900" calcext:value-type="float">
            <text:p>9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27" calcext:value-type="float">
            <text:p>0.27</text:p>
          </table:table-cell>
          <table:table-cell office:value-type="float" office:value="900" calcext:value-type="float">
            <text:p>9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office:value-type="float" office:value="1800" calcext:value-type="float">
            <text:p>18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1800" calcext:value-type="float">
            <text:p>180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verage Accelerations:</text:p>
          </table:table-cell>
          <table:table-cell/>
          <table:table-cell office:value-type="string" calcext:value-type="string">
            <text:p>540 cm/s/s</text:p>
          </table:table-cell>
          <table:table-cell office:value-type="string" calcext:value-type="string">
            <text:p>5.4 m/s/s</text:p>
          </table:table-cell>
          <table:table-cell table:number-columns-repeated="7"/>
          <table:table-cell office:value-type="string" calcext:value-type="string">
            <text:p>540 cm/s/s</text:p>
          </table:table-cell>
          <table:table-cell office:value-type="string" calcext:value-type="string">
            <text:p>5.4 m/s/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Clear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2">00/00/0000</text:date>, <text:time style:data-style-name="N2" text:time-value="10:49:30.087133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2:20:03.667695456</meta:creation-date>
    <dc:date>2017-09-12T10:52:57.061818366</dc:date>
    <meta:editing-duration>PT3H2M44S</meta:editing-duration>
    <meta:editing-cycles>29</meta:editing-cycles>
    <meta:generator>LibreOffice/5.4.0.3$Linux_X86_64 LibreOffice_project/40m0$Build-3</meta:generator>
    <meta:document-statistic meta:table-count="1" meta:cell-count="359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5cm" chart:style-name="ch2">
          <text:p>Position vs. Time</text:p>
        </chart:title>
        <chart:plot-area chart:style-name="ch3" table:cell-range-address="Sheet1.B6:Sheet1.C9" svg:x="1.279cm" svg:y="1.248cm" svg:width="14.401cm" svg:height="6.643cm">
          <chartooo:coordinate-region svg:x="2.191cm" svg:y="1.421cm" svg:width="13.249cm" svg:height="5.876cm"/>
          <chart:axis chart:dimension="x" chart:name="primary-x" chart:style-name="ch4">
            <chart:title svg:x="6.596cm" svg:y="8.071cm" chart:style-name="ch5">
              <text:p>Time (1/10th of a second)</text:p>
            </chart:title>
            <chart:grid chart:style-name="ch6" chart:class="major"/>
          </chart:axis>
          <chart:axis chart:dimension="y" chart:name="primary-y" chart:style-name="ch4">
            <chart:title svg:x="0.451cm" svg:y="5.843cm" chart:style-name="ch7">
              <text:p>Position (metres)</text:p>
            </chart:title>
            <chart:grid chart:style-name="ch6" chart:class="major"/>
          </chart:axis>
          <chart:series chart:style-name="ch8" chart:values-cell-range-address="Sheet1.C6:Sheet1.C9" chart:class="chart:scatter">
            <chart:domain table:cell-range-address="Sheet1.B6:Sheet1.B9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:Sheet1.B9</svg:desc>
                </draw:g>
              </table:table-cell>
              <table:table-cell office:value-type="float" office:value="0">
                <text:p>0</text:p>
                <draw:g>
                  <svg:desc>Sheet1.C6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68">
                <text:p>0.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chart-properties loext:regression-x-name="t" loext:regression-y-name="a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5cm" chart:style-name="ch2">
          <text:p>Acceleration vs. Time</text:p>
        </chart:title>
        <chart:plot-area chart:style-name="ch3" table:cell-range-address="Sheet1.L124:Sheet1.L133 Sheet1.O124:Sheet1.O133" svg:x="1.279cm" svg:y="1.248cm" svg:width="14.401cm" svg:height="6.643cm">
          <chartooo:coordinate-region svg:x="1.821cm" svg:y="1.421cm" svg:width="13.528cm" svg:height="6.298cm"/>
          <chart:axis chart:dimension="x" chart:name="primary-x" chart:style-name="ch4">
            <chart:title svg:x="7.84cm" svg:y="8.071cm" chart:style-name="ch5">
              <text:p>Time (s)</text:p>
            </chart:title>
          </chart:axis>
          <chart:axis chart:dimension="y" chart:name="primary-y" chart:style-name="ch4">
            <chart:title svg:x="0.451cm" svg:y="6.571cm" chart:style-name="ch6">
              <text:p>Acceleration (approx gees)</text:p>
            </chart:title>
            <chart:grid chart:style-name="ch7" chart:class="major"/>
          </chart:axis>
          <chart:series chart:style-name="ch8" chart:values-cell-range-address="Sheet1.O124:Sheet1.O133" chart:class="chart:scatter">
            <chart:domain table:cell-range-address="Sheet1.L124:Sheet1.L133"/>
            <chart:regression-curve chart:style-name="ch9">
              <chart:equation chart:display-equation="true" chart:display-r-square="false" svg:x="4.075cm" svg:y="7.211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124:Sheet1.L133</svg:desc>
                </draw:g>
              </table:table-cell>
              <table:table-cell office:value-type="float" office:value="0">
                <text:p>0</text:p>
                <draw:g>
                  <svg:desc>Sheet1.O124:Sheet1.O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">
                <text:p>0.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">
                <text:p>0.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chart-properties loext:regression-x-name="t" loext:regression-y-name="x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5cm" chart:style-name="ch2">
          <text:p>Position vs. Time</text:p>
        </chart:title>
        <chart:plot-area chart:style-name="ch3" table:cell-range-address="Sheet1.U6:Sheet1.V12" svg:x="1.279cm" svg:y="1.248cm" svg:width="14.401cm" svg:height="6.643cm">
          <chartooo:coordinate-region svg:x="1.9cm" svg:y="1.421cm" svg:width="13.686cm" svg:height="5.876cm"/>
          <chart:axis chart:dimension="x" chart:name="primary-x" chart:style-name="ch4">
            <chart:title svg:x="7.35cm" svg:y="8.071cm" chart:style-name="ch5">
              <text:p>Time (1/30th s)</text:p>
            </chart:title>
          </chart:axis>
          <chart:axis chart:dimension="y" chart:name="primary-y" chart:style-name="ch4">
            <chart:title svg:x="0.451cm" svg:y="5.605cm" chart:style-name="ch6">
              <text:p>Position (cm_</text:p>
            </chart:title>
            <chart:grid chart:style-name="ch7" chart:class="major"/>
          </chart:axis>
          <chart:series chart:style-name="ch8" chart:values-cell-range-address="Sheet1.V6:Sheet1.V12" chart:class="chart:scatter">
            <chart:domain table:cell-range-address="Sheet1.U6:Sheet1.U12"/>
            <chart:regression-curve chart:style-name="ch9">
              <chart:equation chart:display-equation="true" chart:display-r-square="false" svg:x="4.49cm" svg:y="0.839cm" chart:style-name="ch10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U6:Sheet1.U12</svg:desc>
                </draw:g>
              </table:table-cell>
              <table:table-cell office:value-type="float" office:value="1">
                <text:p>1</text:p>
                <draw:g>
                  <svg:desc>Sheet1.V6:Sheet1.V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loext:regression-x-name="v" loext:regression-y-name="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5cm" chart:style-name="ch2">
          <text:p>Velocity vs. Time</text:p>
        </chart:title>
        <chart:plot-area chart:style-name="ch3" table:cell-range-address="Sheet1.U38:Sheet1.V47" svg:x="1.279cm" svg:y="1.248cm" svg:width="14.401cm" svg:height="6.643cm">
          <chartooo:coordinate-region svg:x="1.715cm" svg:y="1.421cm" svg:width="13.778cm" svg:height="5.876cm"/>
          <chart:axis chart:dimension="x" chart:name="primary-x" chart:style-name="ch4">
            <chart:title svg:x="7.35cm" svg:y="8.071cm" chart:style-name="ch5">
              <text:p>Time (1/30th s)</text:p>
            </chart:title>
          </chart:axis>
          <chart:axis chart:dimension="y" chart:name="primary-y" chart:style-name="ch4">
            <chart:title svg:x="0.451cm" svg:y="6.267cm" chart:style-name="ch6">
              <text:p>Velocity (cm/(1/30th s))</text:p>
            </chart:title>
            <chart:grid chart:style-name="ch7" chart:class="major"/>
          </chart:axis>
          <chart:series chart:style-name="ch8" chart:values-cell-range-address="Sheet1.V38:Sheet1.V47" chart:class="chart:scatter">
            <chart:domain table:cell-range-address="Sheet1.U38:Sheet1.U47"/>
            <chart:regression-curve chart:style-name="ch9">
              <chart:equation chart:display-equation="true" chart:display-r-square="false" svg:x="8.116cm" svg:y="0.818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U38:Sheet1.U47</svg:desc>
                </draw:g>
              </table:table-cell>
              <table:table-cell office:value-type="float" office:value="0">
                <text:p>0</text:p>
                <draw:g>
                  <svg:desc>Sheet1.V38:Sheet1.V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loext:regression-x-name="t" loext:regression-y-name="v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5cm" chart:style-name="ch2">
          <text:p>Velocity vs. Time</text:p>
        </chart:title>
        <chart:subtitle svg:x="6.567cm" svg:y="1.249cm" chart:style-name="ch3">
          <text:p>Corrected Units</text:p>
        </chart:subtitle>
        <chart:plot-area chart:style-name="ch4" table:cell-range-address="Sheet1.U38:Sheet1.U47 Sheet1.W38:Sheet1.W47" svg:x="1.279cm" svg:y="2.084cm" svg:width="14.401cm" svg:height="5.807cm">
          <chartooo:coordinate-region svg:x="2.086cm" svg:y="2.257cm" svg:width="13.408cm" svg:height="5.04cm"/>
          <chart:axis chart:dimension="x" chart:name="primary-x" chart:style-name="ch5">
            <chart:title svg:x="7.35cm" svg:y="8.071cm" chart:style-name="ch6">
              <text:p>Time (1/30th s)</text:p>
            </chart:title>
          </chart:axis>
          <chart:axis chart:dimension="y" chart:name="primary-y" chart:style-name="ch5">
            <chart:title svg:x="0.451cm" svg:y="6.089cm" chart:style-name="ch7">
              <text:p>Velocity (cm/s)</text:p>
            </chart:title>
            <chart:grid chart:style-name="ch8" chart:class="major"/>
          </chart:axis>
          <chart:series chart:style-name="ch9" chart:values-cell-range-address="Sheet1.W38:Sheet1.W47" chart:class="chart:scatter">
            <chart:domain table:cell-range-address="Sheet1.U38:Sheet1.U47"/>
            <chart:regression-curve chart:style-name="ch10">
              <chart:equation chart:display-equation="true" chart:display-r-square="false" svg:x="8.217cm" svg:y="1.673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U38:Sheet1.U47</svg:desc>
                </draw:g>
              </table:table-cell>
              <table:table-cell office:value-type="float" office:value="0">
                <text:p>0</text:p>
                <draw:g>
                  <svg:desc>Sheet1.W38:Sheet1.W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5cm" chart:style-name="ch2">
          <text:p>Acceleration vs. Time</text:p>
        </chart:title>
        <chart:plot-area chart:style-name="ch3" table:cell-range-address="Sheet1.U90:Sheet1.V99" svg:x="1.279cm" svg:y="1.248cm" svg:width="14.401cm" svg:height="6.643cm">
          <chartooo:coordinate-region svg:x="2.191cm" svg:y="1.421cm" svg:width="13.302cm" svg:height="6.298cm"/>
          <chart:axis chart:dimension="x" chart:name="primary-x" chart:style-name="ch4">
            <chart:title svg:x="7.35cm" svg:y="8.071cm" chart:style-name="ch5">
              <text:p>Time (1/30th s)</text:p>
            </chart:title>
          </chart:axis>
          <chart:axis chart:dimension="y" chart:name="primary-y" chart:style-name="ch4">
            <chart:title svg:x="0.451cm" svg:y="6.716cm" chart:style-name="ch6">
              <text:p>Acceleration (cm/s/(1/30th s))</text:p>
            </chart:title>
            <chart:grid chart:style-name="ch7" chart:class="major"/>
          </chart:axis>
          <chart:series chart:style-name="ch8" chart:values-cell-range-address="Sheet1.V90:Sheet1.V99" chart:class="chart:scatter">
            <chart:domain table:cell-range-address="Sheet1.U90:Sheet1.U99"/>
            <chart:mean-value chart:style-name="ch9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U90:Sheet1.U99</svg:desc>
                </draw:g>
              </table:table-cell>
              <table:table-cell office:value-type="float" office:value="0">
                <text:p>0</text:p>
                <draw:g>
                  <svg:desc>Sheet1.V90:Sheet1.V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5cm" chart:style-name="ch2">
          <text:p>Acceleration vs. Time</text:p>
        </chart:title>
        <chart:subtitle svg:x="6.911cm" svg:y="1.249cm" chart:style-name="ch3">
          <text:p>Better Units</text:p>
        </chart:subtitle>
        <chart:plot-area chart:style-name="ch4" table:cell-range-address="Sheet1.U124:Sheet1.V133" svg:x="1.279cm" svg:y="2.084cm" svg:width="14.401cm" svg:height="5.807cm">
          <chartooo:coordinate-region svg:x="2.377cm" svg:y="2.257cm" svg:width="12.971cm" svg:height="5.462cm"/>
          <chart:axis chart:dimension="x" chart:name="primary-x" chart:style-name="ch5">
            <chart:title svg:x="7.84cm" svg:y="8.071cm" chart:style-name="ch6">
              <text:p>Time (s)</text:p>
            </chart:title>
          </chart:axis>
          <chart:axis chart:dimension="y" chart:name="primary-y" chart:style-name="ch5">
            <chart:title svg:x="0.451cm" svg:y="6.539cm" chart:style-name="ch7">
              <text:p>Acceleration (cm/s/s)</text:p>
            </chart:title>
            <chart:grid chart:style-name="ch8" chart:class="major"/>
          </chart:axis>
          <chart:series chart:style-name="ch9" chart:values-cell-range-address="Sheet1.V124:Sheet1.V133" chart:class="chart:scatter">
            <chart:domain table:cell-range-address="Sheet1.U124:Sheet1.U133"/>
            <chart:mean-value chart:style-name="ch10"/>
            <chart:regression-curve chart:style-name="ch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U124:Sheet1.U133</svg:desc>
                </draw:g>
              </table:table-cell>
              <table:table-cell office:value-type="float" office:value="0">
                <text:p>0</text:p>
                <draw:g>
                  <svg:desc>Sheet1.V124:Sheet1.V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">
                <text:p>0.1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">
                <text:p>0.17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-900">
                <text:p>-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">
                <text:p>0.23</text:p>
              </table:table-cell>
              <table:table-cell office:value-type="float" office:value="-2700">
                <text:p>-2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">
                <text:p>0.2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1800">
                <text:p>180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5cm" chart:style-name="ch2">
          <text:p>Acceleration vs. Time</text:p>
        </chart:title>
        <chart:subtitle svg:x="6.647cm" svg:y="1.249cm" chart:style-name="ch3">
          <text:p>Standard Units</text:p>
        </chart:subtitle>
        <chart:plot-area chart:style-name="ch4" table:cell-range-address="Sheet1.U124:Sheet1.U133 Sheet1.W124:Sheet1.W133" svg:x="1.279cm" svg:y="2.084cm" svg:width="14.401cm" svg:height="5.807cm">
          <chartooo:coordinate-region svg:x="2.006cm" svg:y="2.257cm" svg:width="13.343cm" svg:height="5.462cm"/>
          <chart:axis chart:dimension="x" chart:name="primary-x" chart:style-name="ch5">
            <chart:title svg:x="7.84cm" svg:y="8.071cm" chart:style-name="ch6">
              <text:p>Time (s)</text:p>
            </chart:title>
          </chart:axis>
          <chart:axis chart:dimension="y" chart:name="primary-y" chart:style-name="ch5">
            <chart:title svg:x="0.451cm" svg:y="6.46cm" chart:style-name="ch7">
              <text:p>Acceleration (m/s/s)</text:p>
            </chart:title>
            <chart:grid chart:style-name="ch8" chart:class="major"/>
          </chart:axis>
          <chart:series chart:style-name="ch9" chart:values-cell-range-address="Sheet1.W124:Sheet1.W133" chart:class="chart:scatter">
            <chart:domain table:cell-range-address="Sheet1.U124:Sheet1.U133"/>
            <chart:mean-value chart:style-name="ch10"/>
            <chart:regression-curve chart:style-name="ch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U124:Sheet1.U133</svg:desc>
                </draw:g>
              </table:table-cell>
              <table:table-cell office:value-type="float" office:value="0">
                <text:p>0</text:p>
                <draw:g>
                  <svg:desc>Sheet1.W124:Sheet1.W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">
                <text:p>0.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">
                <text:p>0.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">
                <text:p>0.2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">
                <text:p>0.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5cm" chart:style-name="ch2">
          <text:p>Velocity vs. Time</text:p>
        </chart:title>
        <chart:plot-area chart:style-name="ch3" table:cell-range-address="Sheet1.B33:Sheet1.C36" svg:x="1.279cm" svg:y="1.248cm" svg:width="14.401cm" svg:height="6.643cm">
          <chartooo:coordinate-region svg:x="2.006cm" svg:y="1.421cm" svg:width="13.434cm" svg:height="5.876cm"/>
          <chart:axis chart:dimension="x" chart:name="primary-x" chart:style-name="ch4">
            <chart:title svg:x="6.728cm" svg:y="8.071cm" chart:style-name="ch5">
              <text:p>Time (1/10 of a second)</text:p>
            </chart:title>
            <chart:grid chart:style-name="ch6" chart:class="major"/>
          </chart:axis>
          <chart:axis chart:dimension="y" chart:name="primary-y" chart:style-name="ch4">
            <chart:title svg:x="0.451cm" svg:y="5.592cm" chart:style-name="ch7">
              <text:p>Velocity (m/s)</text:p>
            </chart:title>
            <chart:grid chart:style-name="ch6" chart:class="major"/>
          </chart:axis>
          <chart:series chart:style-name="ch8" chart:values-cell-range-address="Sheet1.C33:Sheet1.C36" chart:class="chart:scatter">
            <chart:domain table:cell-range-address="Sheet1.B33:Sheet1.B36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3:Sheet1.B36</svg:desc>
                </draw:g>
              </table:table-cell>
              <table:table-cell office:value-type="float" office:value="0">
                <text:p>0</text:p>
                <draw:g>
                  <svg:desc>Sheet1.C33:Sheet1.C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14">
                <text:p>2.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47cm" svg:y="0.315cm" chart:style-name="ch2">
          <text:p>Acceleration vs. TIme</text:p>
        </chart:title>
        <chart:plot-area chart:style-name="ch3" table:cell-range-address="Sheet1.B60:Sheet1.C63" svg:x="1.279cm" svg:y="1.248cm" svg:width="14.401cm" svg:height="6.643cm">
          <chartooo:coordinate-region svg:x="2.006cm" svg:y="1.422cm" svg:width="13.434cm" svg:height="5.875cm"/>
          <chart:axis chart:dimension="x" chart:name="primary-x" chart:style-name="ch4">
            <chart:title svg:x="6.596cm" svg:y="8.071cm" chart:style-name="ch5">
              <text:p>Time (1/10th of a second)</text:p>
            </chart:title>
            <chart:grid chart:style-name="ch6" chart:class="major"/>
          </chart:axis>
          <chart:axis chart:dimension="y" chart:name="primary-y" chart:style-name="ch4">
            <chart:title svg:x="0.451cm" svg:y="6.095cm" chart:style-name="ch7">
              <text:p>Acceleration (m/s^2)</text:p>
            </chart:title>
            <chart:grid chart:style-name="ch6" chart:class="major"/>
          </chart:axis>
          <chart:series chart:style-name="ch8" chart:values-cell-range-address="Sheet1.C60:Sheet1.C63" chart:class="chart:scatter">
            <chart:domain table:cell-range-address="Sheet1.B60:Sheet1.B63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60:Sheet1.B63</svg:desc>
                </draw:g>
              </table:table-cell>
              <table:table-cell office:value-type="float" office:value="0">
                <text:p>0</text:p>
                <draw:g>
                  <svg:desc>Sheet1.C60:Sheet1.C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Ultrafine_20_Dashed" svg:stroke-color="#004586"/>
    </style:style>
    <style:style style:name="ch10" style:family="chart">
      <style:chart-properties loext:regression-x-name="t" loext:regression-y-name="x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5cm" chart:style-name="ch2">
          <text:p>Position vs. Time</text:p>
        </chart:title>
        <chart:plot-area chart:style-name="ch3" table:cell-range-address="Sheet1.L6:Sheet1.M15" svg:x="1.279cm" svg:y="1.248cm" svg:width="14.401cm" svg:height="6.643cm">
          <chartooo:coordinate-region svg:x="1.9cm" svg:y="1.421cm" svg:width="13.593cm" svg:height="5.876cm"/>
          <chart:axis chart:dimension="x" chart:name="primary-x" chart:style-name="ch4">
            <chart:title svg:x="6.874cm" svg:y="8.071cm" chart:style-name="ch5">
              <text:p>Time (1/30th Second)</text:p>
            </chart:title>
          </chart:axis>
          <chart:axis chart:dimension="y" chart:name="primary-y" chart:style-name="ch4">
            <chart:title svg:x="0.451cm" svg:y="6.187cm" chart:style-name="ch6">
              <text:p>Position (centimetres)</text:p>
            </chart:title>
            <chart:grid chart:style-name="ch7" chart:class="major"/>
          </chart:axis>
          <chart:series chart:style-name="ch8" chart:values-cell-range-address="Sheet1.M6:Sheet1.M15" chart:class="chart:scatter">
            <chart:domain table:cell-range-address="Sheet1.L6:Sheet1.L15"/>
            <chart:regression-curve chart:style-name="ch9">
              <chart:equation chart:display-equation="true" chart:display-r-square="false" svg:x="1.906cm" svg:y="1.437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6:Sheet1.L15</svg:desc>
                </draw:g>
              </table:table-cell>
              <table:table-cell office:value-type="float" office:value="1">
                <text:p>1</text:p>
                <draw:g>
                  <svg:desc>Sheet1.M6:Sheet1.M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Ultrafine_20_Dashed" svg:stroke-color="#004586"/>
    </style:style>
    <style:style style:name="ch10" style:family="chart">
      <style:chart-properties loext:regression-x-name="t" loext:regression-y-name="v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5cm" chart:style-name="ch2">
          <text:p>Velocity vs. Time</text:p>
        </chart:title>
        <chart:plot-area chart:style-name="ch3" table:cell-range-address="Sheet1.L38:Sheet1.M47" svg:x="1.279cm" svg:y="1.248cm" svg:width="14.401cm" svg:height="6.643cm">
          <chartooo:coordinate-region svg:x="1.715cm" svg:y="1.421cm" svg:width="13.778cm" svg:height="5.876cm"/>
          <chart:axis chart:dimension="x" chart:name="primary-x" chart:style-name="ch4">
            <chart:title svg:x="6.9cm" svg:y="8.071cm" chart:style-name="ch5">
              <text:p>Time (1/30th second)</text:p>
            </chart:title>
          </chart:axis>
          <chart:axis chart:dimension="y" chart:name="primary-y" chart:style-name="ch4">
            <chart:title svg:x="0.451cm" svg:y="6.888cm" chart:style-name="ch6">
              <text:p>Velocity (cm per 1/30th second)</text:p>
            </chart:title>
            <chart:grid chart:style-name="ch7" chart:class="major"/>
          </chart:axis>
          <chart:series chart:style-name="ch8" chart:values-cell-range-address="Sheet1.M38:Sheet1.M47" chart:class="chart:scatter">
            <chart:domain table:cell-range-address="Sheet1.L38:Sheet1.L47"/>
            <chart:regression-curve chart:style-name="ch9">
              <chart:equation chart:display-equation="true" chart:display-r-square="false" svg:x="4.173cm" svg:y="5.838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38:Sheet1.L47</svg:desc>
                </draw:g>
              </table:table-cell>
              <table:table-cell office:value-type="float" office:value="0">
                <text:p>0</text:p>
                <draw:g>
                  <svg:desc>Sheet1.M38:Sheet1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draw:stroke="dash" draw:stroke-dash="Ultrafine_20_Dashed" svg:stroke-color="#004586"/>
    </style:style>
    <style:style style:name="ch11" style:family="chart">
      <style:chart-properties loext:regression-x-name="t" loext:regression-y-name="v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5cm" chart:style-name="ch2">
          <text:p>Velocity vs. Time</text:p>
        </chart:title>
        <chart:subtitle svg:x="5.826cm" svg:y="1.249cm" chart:style-name="ch3">
          <text:p>Corrected Velocity Units</text:p>
        </chart:subtitle>
        <chart:plot-area chart:style-name="ch4" table:cell-range-address="Sheet1.L38:Sheet1.L47 Sheet1.N38:Sheet1.N47" svg:x="1.279cm" svg:y="2.084cm" svg:width="14.401cm" svg:height="5.807cm">
          <chartooo:coordinate-region svg:x="2.086cm" svg:y="2.257cm" svg:width="13.408cm" svg:height="5.04cm"/>
          <chart:axis chart:dimension="x" chart:name="primary-x" chart:style-name="ch5">
            <chart:title svg:x="6.9cm" svg:y="8.071cm" chart:style-name="ch6">
              <text:p>Time (1/30th second)</text:p>
            </chart:title>
          </chart:axis>
          <chart:axis chart:dimension="y" chart:name="primary-y" chart:style-name="ch5">
            <chart:title svg:x="0.451cm" svg:y="6.089cm" chart:style-name="ch7">
              <text:p>Velocity (cm/s)</text:p>
            </chart:title>
            <chart:grid chart:style-name="ch8" chart:class="major"/>
          </chart:axis>
          <chart:series chart:style-name="ch9" chart:values-cell-range-address="Sheet1.N38:Sheet1.N47" chart:class="chart:scatter">
            <chart:domain table:cell-range-address="Sheet1.L38:Sheet1.L47"/>
            <chart:regression-curve chart:style-name="ch10">
              <chart:equation chart:display-equation="true" chart:display-r-square="false" svg:x="4.467cm" svg:y="6.757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38:Sheet1.L47</svg:desc>
                </draw:g>
              </table:table-cell>
              <table:table-cell office:value-type="float" office:value="0">
                <text:p>0</text:p>
                <draw:g>
                  <svg:desc>Sheet1.N38:Sheet1.N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chart-properties loext:regression-x-name="t" loext:regression-y-name="a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5cm" chart:style-name="ch2">
          <text:p>Acceleration vs. Time</text:p>
        </chart:title>
        <chart:plot-area chart:style-name="ch3" table:cell-range-address="Sheet1.L90:Sheet1.M99" svg:x="1.279cm" svg:y="1.248cm" svg:width="14.401cm" svg:height="6.643cm">
          <chartooo:coordinate-region svg:x="2.191cm" svg:y="1.421cm" svg:width="13.302cm" svg:height="6.298cm"/>
          <chart:axis chart:dimension="x" chart:name="primary-x" chart:style-name="ch4">
            <chart:title svg:x="6.9cm" svg:y="8.071cm" chart:style-name="ch5">
              <text:p>Time (1/30th second)</text:p>
            </chart:title>
          </chart:axis>
          <chart:axis chart:dimension="y" chart:name="primary-y" chart:style-name="ch4">
            <chart:title svg:x="0.451cm" svg:y="6.716cm" chart:style-name="ch6">
              <text:p>Acceleration (cm/s/(1/30th s))</text:p>
            </chart:title>
            <chart:grid chart:style-name="ch7" chart:class="major"/>
          </chart:axis>
          <chart:series chart:style-name="ch8" chart:values-cell-range-address="Sheet1.M90:Sheet1.M99" chart:class="chart:scatter">
            <chart:domain table:cell-range-address="Sheet1.L90:Sheet1.L99"/>
            <chart:regression-curve chart:style-name="ch9">
              <chart:equation chart:display-equation="true" chart:display-r-square="false" svg:x="3.235cm" svg:y="6.388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90:Sheet1.L99</svg:desc>
                </draw:g>
              </table:table-cell>
              <table:table-cell office:value-type="float" office:value="0">
                <text:p>0</text:p>
                <draw:g>
                  <svg:desc>Sheet1.M90:Sheet1.M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b-spline" chart:symbol-type="automatic" chart:include-hidden-cells="false" chart:auto-position="true" chart:auto-size="true" chart:treat-empty-cells="ignore" chart:spline-order="2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loext:regression-x-name="t" loext:regression-y-name="a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5cm" chart:style-name="ch2">
          <text:p>Acceleration vs. Time</text:p>
        </chart:title>
        <chart:subtitle svg:x="6.647cm" svg:y="1.249cm" chart:style-name="ch3">
          <text:p>Standard Units</text:p>
        </chart:subtitle>
        <chart:plot-area chart:style-name="ch4" table:cell-range-address="Sheet1.L124:Sheet1.M133" svg:x="1.279cm" svg:y="2.084cm" svg:width="14.401cm" svg:height="5.807cm">
          <chartooo:coordinate-region svg:x="2.377cm" svg:y="2.257cm" svg:width="12.971cm" svg:height="5.462cm"/>
          <chart:axis chart:dimension="x" chart:name="primary-x" chart:style-name="ch5">
            <chart:title svg:x="7.84cm" svg:y="8.071cm" chart:style-name="ch6">
              <text:p>Time (s)</text:p>
            </chart:title>
          </chart:axis>
          <chart:axis chart:dimension="y" chart:name="primary-y" chart:style-name="ch5">
            <chart:title svg:x="0.451cm" svg:y="6.539cm" chart:style-name="ch7">
              <text:p>Acceleration (cm/s/s)</text:p>
            </chart:title>
            <chart:grid chart:style-name="ch8" chart:class="major"/>
          </chart:axis>
          <chart:series chart:style-name="ch9" chart:values-cell-range-address="Sheet1.M124:Sheet1.M133" chart:class="chart:scatter">
            <chart:domain table:cell-range-address="Sheet1.L124:Sheet1.L133"/>
            <chart:regression-curve chart:style-name="ch10">
              <chart:equation chart:display-equation="true" chart:display-r-square="false" svg:x="4.164cm" svg:y="6.818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124:Sheet1.L133</svg:desc>
                </draw:g>
              </table:table-cell>
              <table:table-cell office:value-type="float" office:value="0">
                <text:p>0</text:p>
                <draw:g>
                  <svg:desc>Sheet1.M124:Sheet1.M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">
                <text:p>0.1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">
                <text:p>0.17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-900">
                <text:p>-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">
                <text:p>0.23</text:p>
              </table:table-cell>
              <table:table-cell office:value-type="float" office:value="-2700">
                <text:p>-2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">
                <text:p>0.2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1800">
                <text:p>18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loext:regression-x-name="t" loext:regression-y-name="a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5cm" chart:style-name="ch2">
          <text:p>Acceleration vs. Time</text:p>
        </chart:title>
        <chart:subtitle svg:x="6.647cm" svg:y="1.249cm" chart:style-name="ch3">
          <text:p>Standard Units</text:p>
        </chart:subtitle>
        <chart:plot-area chart:style-name="ch4" table:cell-range-address="Sheet1.L124:Sheet1.L133 Sheet1.N124:Sheet1.N133" svg:x="1.279cm" svg:y="2.084cm" svg:width="14.401cm" svg:height="5.807cm">
          <chartooo:coordinate-region svg:x="2.006cm" svg:y="2.257cm" svg:width="13.343cm" svg:height="5.462cm"/>
          <chart:axis chart:dimension="x" chart:name="primary-x" chart:style-name="ch5">
            <chart:title svg:x="7.84cm" svg:y="8.071cm" chart:style-name="ch6">
              <text:p>Time (s)</text:p>
            </chart:title>
          </chart:axis>
          <chart:axis chart:dimension="y" chart:name="primary-y" chart:style-name="ch5">
            <chart:title svg:x="0.451cm" svg:y="6.46cm" chart:style-name="ch7">
              <text:p>Acceleration (m/s/s)</text:p>
            </chart:title>
            <chart:grid chart:style-name="ch8" chart:class="major"/>
          </chart:axis>
          <chart:series chart:style-name="ch9" chart:values-cell-range-address="Sheet1.N124:Sheet1.N133" chart:class="chart:scatter">
            <chart:domain table:cell-range-address="Sheet1.L124:Sheet1.L133"/>
            <chart:regression-curve chart:style-name="ch10">
              <chart:equation chart:display-equation="true" chart:display-r-square="false" svg:x="2.061cm" svg:y="6.6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L124:Sheet1.L133</svg:desc>
                </draw:g>
              </table:table-cell>
              <table:table-cell office:value-type="float" office:value="0">
                <text:p>0</text:p>
                <draw:g>
                  <svg:desc>Sheet1.N124:Sheet1.N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">
                <text:p>0.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">
                <text:p>0.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">
                <text:p>0.2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">
                <text:p>0.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